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71a5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571a5"/>
    </style:style>
    <style:style style:name="P4" style:family="paragraph" style:parent-style-name="Standard">
      <style:text-properties officeooo:rsid="000857aa" officeooo:paragraph-rsid="000857aa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officeooo:rsid="000571a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/></text:p>
      <text:p text:style-name="P1"><text:span text:style-name="Source_20_Text"><text:span text:style-name="T1">sudo /opt/lampp/lampp start</text:span></text:span></text:p>
      <text:p text:style-name="P1"><text:span text:style-name="Source_20_Text"/></text:p>
      <text:p text:style-name="P1"><text:span text:style-name="Source_20_Text"/></text:p>
      <text:p text:style-name="Preformatted_20_Text"><text:span text:style-name="Source_20_Text">sudo /etc/init.d/apache2 stop <text:s text:c="2"/></text:span></text:p>
      <text:p text:style-name="P2"><text:span text:style-name="Source_20_Text">sudo /opt/lampp/lampp start</text:span></text:p>
      <text:p text:style-name="P2"><text:span text:style-name="Source_20_Text">sudo service mysql restart</text:span></text:p>
      <text:p text:style-name="P2"><text:span text:style-name="Source_20_Text"/></text:p>
      <text:p text:style-name="P3"><text:span text:style-name="Source_20_Text"><text:span text:style-name="T1">ALTER CONFIG</text:span></text:span></text:p>
      <text:p text:style-name="Text_20_body">Only solution I was able to find that worked successfully:</text:p>
      <text:list xml:id="list2779817815479818326" text:style-name="L1">
        <text:list-item>
          <text:p text:style-name="P5">From the starting page of Xampp choose open terminal.</text:p>
        </text:list-item>
        <text:list-item>
          <text:p text:style-name="P5">In case nano command is not installed, run the following command:</text:p>
        </text:list-item>
      </text:list>
      <text:p text:style-name="Quotations">sudo apt-get install nano</text:p>
      <text:list xml:id="list9212687898568457426" text:style-name="L2">
        <text:list-item>
          <text:p text:style-name="P6">Guide to the enclosing folder of confing.inc.php with the help of cd and ls commands. In my case, the file is in </text:p>
        </text:list-item>
      </text:list>
      <text:p text:style-name="Quotations">/opt/lampp/phpmyadmin</text:p>
      <text:list xml:id="list5525352019931125997" text:style-name="L3">
        <text:list-item>
          <text:p text:style-name="P7">Run the following command: </text:p>
        </text:list-item>
      </text:list>
      <text:p text:style-name="Quotations">sudo nano config.inc.php</text:p>
      <text:p text:style-name="P4">composer create-project --prefer-dist laravel/laravel testf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4:51:07.422545320</meta:creation-date>
    <dc:date>2020-01-22T17:40:26.526252711</dc:date>
    <meta:editing-duration>PT3H1M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89" meta:character-count="581" meta:non-whitespace-character-count="506"/>
  </office:meta>
</office:document-meta>
</file>